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assFishLoadTimeWeaver.getInstrumentabl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assFishLoadTimeWeaver.getThrowaway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lassFishLoadTimeWeaver.GlassFishLoadTimeWeaver( @ Nullable ClassLoader classLo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lassFishLoadTimeWeaver.GlassFish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assFishLoadTimeWeaver.addTransformer( ClassFileTransformer transform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